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81013" officeooo:paragraph-rsid="00181013"/>
    </style:style>
    <style:style style:name="P2" style:family="paragraph" style:parent-style-name="Standard" style:list-style-name="L1">
      <style:text-properties style:font-name="Arial" officeooo:rsid="00181013" officeooo:paragraph-rsid="00181013"/>
    </style:style>
    <style:style style:name="P3" style:family="paragraph" style:parent-style-name="Standard" style:list-style-name="L1">
      <style:text-properties style:font-name="Arial" officeooo:rsid="0018e588" officeooo:paragraph-rsid="0018e5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oustique</text:p>
      <text:p text:style-name="P1"/>
      <text:p text:style-name="P1">Remarque : Des écouteurs sont nécessaires pour la seconde partie.</text:p>
      <text:p text:style-name="P1"/>
      <text:list xml:id="list669956325" text:style-name="L1">
        <text:list-item>
          <text:p text:style-name="P2">Qu'est-ce qu'un son ?</text:p>
          <text:list>
            <text:list-item>
              <text:p text:style-name="P2">Rappel de l'expérience de résonance avec flamme | vidéo</text:p>
            </text:list-item>
            <text:list-item>
              <text:p text:style-name="P2">Onde longitudinale et matérielle | Expérience avec pompe à vide ?</text:p>
            </text:list-item>
            <text:list-item>
              <text:p text:style-name="P2">C'est une onde sphérique | schéma</text:p>
            </text:list-item>
            <text:list-item>
              <text:p text:style-name="P2">En réalité, c'est une succession de compressions et de dépression d'air se propageant à une vitesse de 340 m/s dans l'air à 15°. | schéma animé géogebra.</text:p>
            </text:list-item>
          </text:list>
        </text:list-item>
        <text:list-item>
          <text:p text:style-name="P2">Comment produire un son ?</text:p>
          <text:list>
            <text:list-item>
              <text:p text:style-name="P2">En mettant en mouvement le milieu, l'air. | vidéo coup de marteau + vidéo (self diapason)</text:p>
            </text:list-item>
            <text:list-item>
              <text:p text:style-name="P3">La voix humaine : </text:p>
              <text:list>
                <text:list-item>
                  <text:p text:style-name="P3">Descriptif de fonctionnement | animation (?) svg </text:p>
                </text:list-item>
              </text:list>
            </text:list-item>
            <text:list-item>
              <text:p text:style-name="P3">Le haut parleur :</text:p>
              <text:list>
                <text:list-item>
                  <text:p text:style-name="P3">Descriptif sommaire ? | animation (?) svg. </text:p>
                </text:list-item>
                <text:list-item>
                  <text:p text:style-name="P3">Mise en évidence de la transformation de la variation d'une différence de potentiel en mouvement de la membrane, ce qui provoquera la production du son.</text:p>
                </text:list-item>
              </text:list>
            </text:list-item>
          </text:list>
        </text:list-item>
        <text:list-item>
          <text:p text:style-name="P3">Comment percevoir un son ?</text:p>
          <text:list>
            <text:list-item>
              <text:p text:style-name="P3">L'ouïe :</text:p>
              <text:list>
                <text:list-item>
                  <text:p text:style-name="P3">Descriptif de fonctionnement | animation (?) svg</text:p>
                </text:list-item>
                <text:list-item>
                  <text:p text:style-name="P3">C'est aussi l'organe de l'équilibre.</text:p>
                </text:list-item>
                <text:list-item>
                  <text:p text:style-name="P3">Problèmes d'ouïe (tympan percé, cellules ciliées abîmées)</text:p>
                </text:list-item>
              </text:list>
            </text:list-item>
            <text:list-item>
              <text:p text:style-name="P3">Le microphone :</text:p>
              <text:list>
                <text:list-item>
                  <text:p text:style-name="P3">Descriptif sommaire ? | animation (?) svg. </text:p>
                </text:list-item>
                <text:list-item>
                  <text:p text:style-name="P3">Mise en évidence de la transformation du mouvement de la membrane en variation d'une différence de potentiel en mouvement de la membrane, ce qui provoquera l'apparition d'un signale électrique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4:49:42.340247729</meta:creation-date>
    <meta:generator>LibreOffice/6.1.5.2$Linux_X86_64 LibreOffice_project/10$Build-2</meta:generator>
    <dc:date>2019-03-15T15:17:42.796878441</dc:date>
    <meta:editing-duration>PT9M12S</meta:editing-duration>
    <meta:editing-cycles>1</meta:editing-cycles>
    <meta:document-statistic meta:table-count="0" meta:image-count="0" meta:object-count="0" meta:page-count="1" meta:paragraph-count="22" meta:word-count="221" meta:character-count="1241" meta:non-whitespace-character-count="1058"/>
  </office:meta>
</office:document-meta>
</file>